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808080"/>
    </style:style>
    <style:style style:name="ce3" style:family="table-cell" style:parent-style-name="Default" style:data-style-name="N0">
      <style:table-cell-properties fo:border="thin solid #000000" fo:background-color="#FCE4D6" style:cell-protect="none"/>
    </style:style>
    <style:style style:name="ce4" style:family="table-cell" style:parent-style-name="Default" style:data-style-name="N0">
      <style:table-cell-properties fo:border="thin solid #000000" fo:background-color="#E2EFDA" style:cell-protect="none"/>
    </style:style>
    <style:style style:name="ce5" style:family="table-cell" style:parent-style-name="Default" style:data-style-name="N0">
      <style:table-cell-properties fo:border="thin solid #000000" fo:background-color="#D9E1F2" style:cell-protect="none"/>
    </style:style>
    <style:style style:name="ce6" style:family="table-cell" style:parent-style-name="Default" style:data-style-name="N0">
      <style:table-cell-properties fo:border="thin solid #000000" fo:background-color="#FFF2CC" style:cell-protect="none"/>
    </style:style>
    <style:style style:name="ce7" style:family="table-cell" style:parent-style-name="Default" style:data-style-name="N0">
      <style:table-cell-properties fo:border="thin solid #000000" fo:background-color="#B4C6E7" style:cell-protect="none"/>
    </style:style>
    <style:style style:name="ce8" style:family="table-cell" style:parent-style-name="Default" style:data-style-name="N0">
      <style:table-cell-properties fo:border="thin solid #000000" fo:background-color="#F4B084" style:cell-protect="none"/>
    </style:style>
    <style:style style:name="ce9" style:family="table-cell" style:parent-style-name="Default" style:data-style-name="N0">
      <style:table-cell-properties fo:border="thin solid #000000" fo:background-color="#A9D08E" style:cell-protect="none"/>
    </style:style>
    <style:style style:name="ce10" style:family="table-cell" style:parent-style-name="Default" style:data-style-name="N0">
      <style:table-cell-properties fo:border="thin solid #000000" fo:background-color="#FFD966" style:cell-protect="none"/>
    </style:style>
    <style:style style:name="ce11" style:family="table-cell" style:parent-style-name="Default" style:data-style-name="N0">
      <style:table-cell-properties fo:border="thin solid #000000" fo:background-color="#E7E6E6" style:cell-protect="none"/>
    </style:style>
    <style:style style:name="ce12" style:family="table-cell" style:parent-style-name="Default" style:data-style-name="N0">
      <style:table-cell-properties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CE4D6" style:cell-protect="none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E2EFDA" style:cell-protect="none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DDEBF7" style:cell-protect="none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FF2CC" style:cell-protect="none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B4C6E7" style:cell-protect="none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4B084" style:cell-protect="none"/>
    </style:style>
    <style:style style:name="ce20" style:family="table-cell" style:parent-style-name="Default" style:data-style-name="N0">
      <style:table-cell-properties fo:border="thin solid #000000" fo:background-color="#BFBFBF" style:cell-protect="none"/>
    </style:style>
    <style:style style:name="ce21" style:family="table-cell" style:parent-style-name="Default" style:data-style-name="N0">
      <style:table-cell-properties fo:border="thin solid #000000" fo:background-color="#DDEBF7" style:cell-protect="non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CU-RATES_template" table:style-name="ta1" table:protected="true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2">
            <text:p>Template #</text:p>
          </table:table-cell>
          <table:table-cell office:value-type="float" office:value="2" table:style-name="ce2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is is a prefilled example.<text:s/><text:span text:style-name="T2">Only colored cells can be edited!</text:span><text:s/><text:span text:style-name="T3">Remove the data in the colored cells and fill with your data according to the following instructions:<text:s/>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Place the substrate concentration values into the different-colored cells below. Between 4 and 10 substrate concentrations are acceptable in the web version of ACCU-RATE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[S0]_1</text:p>
          </table:table-cell>
          <table:table-cell office:value-type="string" table:style-name="ce1">
            <text:p>[S0]_2</text:p>
          </table:table-cell>
          <table:table-cell office:value-type="string" table:style-name="ce1">
            <text:p>[S0]_3</text:p>
          </table:table-cell>
          <table:table-cell office:value-type="string" table:style-name="ce1">
            <text:p>[S0]_4</text:p>
          </table:table-cell>
          <table:table-cell office:value-type="string" table:style-name="ce1">
            <text:p>[S0]_5</text:p>
          </table:table-cell>
          <table:table-cell office:value-type="string" table:style-name="ce1">
            <text:p>[S0]_6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[S0]_n</text:p>
          </table:table-cell>
          <table:table-cell table:number-columns-repeated="16376" table:style-name="ce1"/>
        </table:table-row>
        <table:table-row table:style-name="ro1">
          <table:table-cell office:value-type="float" office:value="0.7" table:style-name="ce3">
            <text:p>0.7</text:p>
          </table:table-cell>
          <table:table-cell office:value-type="float" office:value="1.05" table:style-name="ce4">
            <text:p>1.05</text:p>
          </table:table-cell>
          <table:table-cell office:value-type="float" office:value="1.4" table:style-name="ce5">
            <text:p>1.4</text:p>
          </table:table-cell>
          <table:table-cell office:value-type="float" office:value="1.75" table:style-name="ce6">
            <text:p>1.75</text:p>
          </table:table-cell>
          <table:table-cell office:value-type="float" office:value="2.1" table:style-name="ce7">
            <text:p>2.1</text:p>
          </table:table-cell>
          <table:table-cell office:value-type="float" office:value="2.4500000000000002" table:style-name="ce8">
            <text:p>2.45</text:p>
          </table:table-cell>
          <table:table-cell table:style-name="ce9"/>
          <table:table-cell table:style-name="ce10"/>
          <table:table-cell table:number-columns-repeated="9" table:style-name="ce11"/>
          <table:table-cell table:number-columns-repeated="16367" table:style-name="ce12"/>
        </table:table-row>
        <table:table-row table:style-name="ro1">
          <table:table-cell office:value-type="string" table:style-name="ce1">
            <text:p>2. Below, place the time data into the gray cells and the signal or concentration data into the different-colored cells; follow the same order as abov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. Save this file<text:s/><text:span text:style-name="T3">keeping the .ods forma</text:span>t and upload the file into the ACCU-RATES Web application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[Signal]_1</text:p>
          </table:table-cell>
          <table:table-cell office:value-type="string" table:style-name="ce1">
            <text:p>[Signal]_2</text:p>
          </table:table-cell>
          <table:table-cell office:value-type="string" table:style-name="ce1">
            <text:p>[Signal]_3</text:p>
          </table:table-cell>
          <table:table-cell office:value-type="string" table:style-name="ce1">
            <text:p>[Signal]_4</text:p>
          </table:table-cell>
          <table:table-cell office:value-type="string" table:style-name="ce1">
            <text:p>[Signal]_5</text:p>
          </table:table-cell>
          <table:table-cell office:value-type="string" table:style-name="ce1">
            <text:p>[Signal]_6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[Signal]_n</text:p>
          </table:table-cell>
          <table:table-cell table:number-columns-repeated="16375" table:style-name="ce1"/>
        </table:table-row>
        <table:table-row table:style-name="ro1">
          <table:table-cell office:value-type="float" office:value="1.45" table:style-name="ce13">
            <text:p>1.45</text:p>
          </table:table-cell>
          <table:table-cell office:value-type="float" office:value="0.444019768007541" table:style-name="ce14">
            <text:p>0.444019768</text:p>
          </table:table-cell>
          <table:table-cell office:value-type="float" office:value="0.60083804035606003" table:style-name="ce15">
            <text:p>0.60083804</text:p>
          </table:table-cell>
          <table:table-cell office:value-type="float" office:value="0.723179138013616" table:style-name="ce16">
            <text:p>0.723179138</text:p>
          </table:table-cell>
          <table:table-cell office:value-type="float" office:value="0.81894612771881803" table:style-name="ce17">
            <text:p>0.818946128</text:p>
          </table:table-cell>
          <table:table-cell office:value-type="float" office:value="0.89474990500277995" table:style-name="ce18">
            <text:p>0.894749905</text:p>
          </table:table-cell>
          <table:table-cell office:value-type="float" office:value="0.95562208345715505" table:style-name="ce19">
            <text:p>0.955622083</text:p>
          </table:table-cell>
          <table:table-cell table:style-name="ce9"/>
          <table:table-cell table:style-name="ce10"/>
          <table:table-cell table:number-columns-repeated="9" table:style-name="ce11"/>
          <table:table-cell table:number-columns-repeated="16366" table:style-name="ce12"/>
        </table:table-row>
        <table:table-row table:style-name="ro1">
          <table:table-cell office:value-type="float" office:value="2.9" table:style-name="ce13">
            <text:p>2.9</text:p>
          </table:table-cell>
          <table:table-cell table:style-name="ce14"/>
          <table:table-cell office:value-type="float" office:value="0.90691227809110297" table:style-name="ce15">
            <text:p>0.906912278</text:p>
          </table:table-cell>
          <table:table-cell office:value-type="float" office:value="1.1553992748776201" table:style-name="ce16">
            <text:p>1.155399275</text:p>
          </table:table-cell>
          <table:table-cell office:value-type="float" office:value="1.37077048130188" table:style-name="ce17">
            <text:p>1.370770481</text:p>
          </table:table-cell>
          <table:table-cell office:value-type="float" office:value="1.5536208334359001" table:style-name="ce18">
            <text:p>1.553620833</text:p>
          </table:table-cell>
          <table:table-cell office:value-type="float" office:value="1.70693744824076" table:style-name="ce19">
            <text:p>1.706937448</text:p>
          </table:table-cell>
          <table:table-cell table:style-name="ce9"/>
          <table:table-cell table:style-name="ce10"/>
          <table:table-cell table:number-columns-repeated="9" table:style-name="ce11"/>
          <table:table-cell table:number-columns-repeated="16366" table:style-name="ce12"/>
        </table:table-row>
        <table:table-row table:style-name="ro1">
          <table:table-cell office:value-type="float" office:value="4.3499999999999996" table:style-name="ce13">
            <text:p>4.35</text:p>
          </table:table-cell>
          <table:table-cell office:value-type="float" office:value="0.68212846044386299" table:style-name="ce14">
            <text:p>0.68212846</text:p>
          </table:table-cell>
          <table:table-cell office:value-type="float" office:value="1.01269091974972" table:style-name="ce15">
            <text:p>1.01269092</text:p>
          </table:table-cell>
          <table:table-cell table:style-name="ce16"/>
          <table:table-cell office:value-type="float" office:value="1.6342304835259001" table:style-name="ce17">
            <text:p>1.634230484</text:p>
          </table:table-cell>
          <table:table-cell table:style-name="ce18"/>
          <table:table-cell office:value-type="float" office:value="2.1723864881756501" table:style-name="ce19">
            <text:p>2.172386488</text:p>
          </table:table-cell>
          <table:table-cell table:style-name="ce9"/>
          <table:table-cell table:style-name="ce10"/>
          <table:table-cell table:number-columns-repeated="9" table:style-name="ce11"/>
          <table:table-cell table:number-columns-repeated="16366" table:style-name="ce12"/>
        </table:table-row>
        <table:table-row table:style-name="ro1">
          <table:table-cell office:value-type="float" office:value="5.8" table:style-name="ce13">
            <text:p>5.8</text:p>
          </table:table-cell>
          <table:table-cell office:value-type="float" office:value="0.69575034681229597" table:style-name="ce14">
            <text:p>0.695750347</text:p>
          </table:table-cell>
          <table:table-cell office:value-type="float" office:value="1.0409971246422201" table:style-name="ce15">
            <text:p>1.040997125</text:p>
          </table:table-cell>
          <table:table-cell office:value-type="float" office:value="1.3830997466695201" table:style-name="ce16">
            <text:p>1.383099747</text:p>
          </table:table-cell>
          <table:table-cell office:value-type="float" office:value="1.72040008719259" table:style-name="ce17">
            <text:p>1.720400087</text:p>
          </table:table-cell>
          <table:table-cell office:value-type="float" office:value="2.0505839556158998" table:style-name="ce18">
            <text:p>2.050583956</text:p>
          </table:table-cell>
          <table:table-cell office:value-type="float" office:value="2.3706040916746902" table:style-name="ce19">
            <text:p>2.370604092</text:p>
          </table:table-cell>
          <table:table-cell table:style-name="ce9"/>
          <table:table-cell table:style-name="ce10"/>
          <table:table-cell table:number-columns-repeated="9" table:style-name="ce11"/>
          <table:table-cell table:number-columns-repeated="16366" table:style-name="ce12"/>
        </table:table-row>
        <table:table-row table:style-name="ro1">
          <table:table-cell office:value-type="float" office:value="7.25" table:style-name="ce13">
            <text:p>7.25</text:p>
          </table:table-cell>
          <table:table-cell office:value-type="float" office:value="0.69899991801615102" table:style-name="ce14">
            <text:p>0.698999918</text:p>
          </table:table-cell>
          <table:table-cell office:value-type="float" office:value="1.04787362385406" table:style-name="ce15">
            <text:p>1.047873624</text:p>
          </table:table-cell>
          <table:table-cell office:value-type="float" office:value="1.3959842944793801" table:style-name="ce16">
            <text:p>1.395984294</text:p>
          </table:table-cell>
          <table:table-cell office:value-type="float" office:value="1.7428987569613399" table:style-name="ce17">
            <text:p>1.742898757</text:p>
          </table:table-cell>
          <table:table-cell office:value-type="float" office:value="2.0879669261746998" table:style-name="ce18">
            <text:p>2.087966926</text:p>
          </table:table-cell>
          <table:table-cell office:value-type="float" office:value="2.4302318427801399" table:style-name="ce19">
            <text:p>2.430231843</text:p>
          </table:table-cell>
          <table:table-cell table:style-name="ce9"/>
          <table:table-cell table:style-name="ce10"/>
          <table:table-cell table:number-columns-repeated="9" table:style-name="ce11"/>
          <table:table-cell table:number-columns-repeated="16366" table:style-name="ce12"/>
        </table:table-row>
        <table:table-row table:number-rows-repeated="187" table:style-name="ro1">
          <table:table-cell table:style-name="ce20"/>
          <table:table-cell table:style-name="ce3"/>
          <table:table-cell table:style-name="ce4"/>
          <table:table-cell table:style-name="ce21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9" table:style-name="ce11"/>
          <table:table-cell table:number-columns-repeated="16366" table:style-name="ce12"/>
        </table:table-row>
        <table:table-row table:number-rows-repeated="100" table:style-name="ro1">
          <table:table-cell table:number-columns-repeated="16384" table:style-name="ce12"/>
        </table:table-row>
        <table:table-row table:number-rows-repeated="10482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Pedro Silva Martins</meta:initial-creator>
    <dc:creator>Pedro Martins</dc:creator>
    <meta:creation-date>2023-02-14T11:26:50Z</meta:creation-date>
    <dc:date>2025-11-21T10:21:27Z</dc:date>
  </office:meta>
</office:document-meta>
</file>